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5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7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tools" table:style-name="ta1">
        <table:table-column table:style-name="co5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5">
            <text:p>read_db_header</text:p>
          </table:table-cell>
          <table:table-cell office:value-type="string">
            <text:p>case_read_db_header_01</text:p>
          </table:table-cell>
          <table:table-cell office:value-type="string">
            <text:p>Check invalid databas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2</text:p>
          </table:table-cell>
          <table:table-cell office:value-type="string">
            <text:p>Test if database id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3</text:p>
          </table:table-cell>
          <table:table-cell office:value-type="string">
            <text:p>Test if database id doest not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4</text:p>
          </table:table-cell>
          <table:table-cell office:value-type="string">
            <text:p>Test if database version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5</text:p>
          </table:table-cell>
          <table:table-cell office:value-type="string">
            <text:p>Test if database version doest not exist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add" table:style-name="ta1">
        <table:table-column table:style-name="co4" table:default-cell-style-name="ce6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5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7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8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8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8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8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8" office:value-type="string">
            <text:p>case_bvd_add_06</text:p>
          </table:table-cell>
          <table:table-cell table:style-name="ce8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8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8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8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6">
          <table:table-cell office:value-type="float" office:value="11" table:number-columns-spanned="1" table:number-rows-spanned="9">
            <text:p>11</text:p>
          </table:table-cell>
          <table:table-cell office:value-type="string">
            <text:p>case_bvd_add_18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less value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19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bigger value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0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first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1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middle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2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last REF in that position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23</text:p>
          </table:table-cell>
          <table:table-cell office:value-type="string">
            <text:p>Count new REF in case that</text:p>
            <text:p>- Some positions in the database already have more than one REF</text:p>
            <text:p>- There are other two new REFs in the input to be inserted into one of those position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4</text:p>
          </table:table-cell>
          <table:table-cell office:value-type="string">
            <text:p>Randomly insert 10 new REF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5</text:p>
          </table:table-cell>
          <table:table-cell office:value-type="string">
            <text:p>Randomly insert 10 new REFs but different from case_bvd_add_24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6</text:p>
          </table:table-cell>
          <table:table-cell office:value-type="string">
            <text:p>New REF at every single variant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se_bvd_add_27</text:p>
          </table:table-cell>
          <table:table-cell office:value-type="string">
            <text:p>If argument 'buildver' is invalid</text:p>
          </table:table-cell>
          <table:table-cell table:number-columns-repeated="1021"/>
        </table:table-row>
        <table:table-row table:style-name="ro2">
          <table:table-cell office:value-type="float" office:value="13" table:number-columns-spanned="1" table:number-rows-spanned="5">
            <text:p>13</text:p>
          </table:table-cell>
          <table:table-cell office:value-type="string">
            <text:p>case_bvd_add_28</text:p>
          </table:table-cell>
          <table:table-cell office:value-type="string">
            <text:p>If contig table not found in input file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>
            <text:p>Test incomplete contig table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>
            <text:p>Test Old contig table (shorter)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>
            <text:p>Test New contig table (longer)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>
            <text:p>Test Old&amp;New contig tab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If there is no contig table in the DB but in the input file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4">
          <table:table-cell office:value-type="string">
            <text:p>Bvd-add</text:p>
          </table:table-cell>
          <table:table-cell table:style-name="ce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23T14:48:29</dc:date>
    <dc:creator>jessada </dc:creator>
    <meta:editing-duration>P2DT14H38M27S</meta:editing-duration>
    <meta:editing-cycles>36</meta:editing-cycles>
    <meta:document-statistic meta:table-count="6" meta:cell-count="217" meta:object-count="0"/>
  </office:meta>
</office:document-meta>
</file>